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67.89pt"/>
    </style:style>
    <style:style style:name="co10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9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3638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3638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7" table:default-cell-style-name="ce20"/>
        <table:table-column table:style-name="co8" table:default-cell-style-name="ce24"/>
        <table:table-column table:style-name="co10" table:default-cell-style-name="ce21"/>
        <table:table-column table:style-name="co11" table:default-cell-style-name="ce24"/>
        <table:table-column table:style-name="co10" table:default-cell-style-name="ce21"/>
        <table:table-column table:style-name="co5" table:default-cell-style-name="ce24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21"/>
          <table:table-cell table:style-name="ce25" office:value-type="string" calcext:value-type="string">
            <text:p>HOURS</text:p>
          </table:table-cell>
          <table:table-cell/>
          <table:table-cell table:style-name="ce25" office:value-type="string" calcext:value-type="string">
            <text:p>HOURS</text:p>
          </table:table-cell>
          <table:table-cell/>
          <table:table-cell table:style-name="ce25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40" calcext:value-type="float">
            <text:p>40</text:p>
          </table:table-cell>
          <table:table-cell/>
          <table:table-cell table:formula="of:=SUM([$'Alex Darwin'.J4])" office:value-type="float" office:value="8" calcext:value-type="float">
            <text:p>8</text:p>
          </table:table-cell>
          <table:table-cell/>
          <table:table-cell table:formula="of:=VALUE([$'Ben Johnson'.J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25" calcext:value-type="float">
            <text:p>25</text:p>
          </table:table-cell>
          <table:table-cell/>
          <table:table-cell table:formula="of:=SUM([$'Alex Darwin'.J7])" office:value-type="float" office:value="15" calcext:value-type="float">
            <text:p>15</text:p>
          </table:table-cell>
          <table:table-cell/>
          <table:table-cell table:formula="of:=SUM([$'Ben Johnson'.J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0" calcext:value-type="float">
            <text:p>0</text:p>
          </table:table-cell>
          <table:table-cell/>
          <table:table-cell table:formula="of:=SUM([$'Alex Darwin'.J10])" office:value-type="float" office:value="0" calcext:value-type="float">
            <text:p>0</text:p>
          </table:table-cell>
          <table:table-cell/>
          <table:table-cell table:formula="of:=SUM([$'Ben Johnson'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0" calcext:value-type="float">
            <text:p>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3])" office:value-type="float" office:value="65" calcext:value-type="float">
            <text:p>65</text:p>
          </table:table-cell>
          <table:table-cell/>
          <table:table-cell table:formula="of:=SUM([.D4:.D13])" office:value-type="float" office:value="23" calcext:value-type="float">
            <text:p>23</text:p>
          </table:table-cell>
          <table:table-cell/>
          <table:table-cell table:formula="of:=SUM([.F4:.F13])" office:value-type="float" office:value="54" calcext:value-type="float">
            <text:p>54</text:p>
          </table:table-cell>
        </table:table-row>
        <table:table-row table:style-name="ro1" table:number-rows-repeated="2">
          <table:table-cell table:style-name="ce22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9" table:default-cell-style-name="ce21"/>
        <table:table-column table:style-name="co5" table:default-cell-style-name="ce20"/>
        <table:table-column table:style-name="co5" table:number-columns-repeated="2" table:default-cell-style-name="ce34"/>
        <table:table-column table:style-name="co12" table:default-cell-style-name="ce34"/>
        <table:table-column table:style-name="co5" table:number-columns-repeated="4" table:default-cell-style-name="ce34"/>
        <table:table-column table:style-name="co5" table:default-cell-style-name="ce20"/>
        <table:table-row table:style-name="ro1">
          <table:table-cell table:style-name="ce20" office:value-type="string" calcext:value-type="string">
            <text:p>BEN JOHNSON</text:p>
          </table:table-cell>
          <table:table-cell table:style-name="ce21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9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formula="of:=SUM([.C4:.I4])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3">
          <table:table-cell/>
          <table:table-cell table:style-name="ce25" office:value-type="string" calcext:value-type="string">
            <text:p>HOURS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25" table:formula="of:=SUM([.C7:.I7])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3">
          <table:table-cell/>
          <table:table-cell table:style-name="ce25" office:value-type="string" calcext:value-type="string">
            <text:p>HOURS</text:p>
          </table:table-cell>
          <table:table-cell table:style-name="ce37" table:number-columns-repeated="7"/>
          <table:table-cell table:style-name="ce25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4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3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9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45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27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 table:number-rows-repeated="2">
          <table:table-cell table:style-name="ce27"/>
          <table:table-cell table:style-name="ce22"/>
          <table:table-cell table:style-name="ce38"/>
          <table:table-cell table:style-name="ce27" table:number-columns-repeated="7"/>
        </table:table-row>
        <table:table-row table:style-name="ro1">
          <table:table-cell table:style-name="ce27"/>
          <table:table-cell table:style-name="ce22"/>
          <table:table-cell table:style-name="ce26"/>
          <table:table-cell table:style-name="ce27" table:number-columns-repeated="7"/>
        </table:table-row>
      </table:table>
      <table:table table:name="Sean Ryan" table:style-name="ta1" table:print="false">
        <table:table-column table:style-name="co13" table:default-cell-style-name="ce21"/>
        <table:table-column table:style-name="co5" table:default-cell-style-name="ce20"/>
        <table:table-column table:style-name="co5" table:number-columns-repeated="2" table:default-cell-style-name="ce34"/>
        <table:table-column table:style-name="co14" table:default-cell-style-name="ce34"/>
        <table:table-column table:style-name="co5" table:number-columns-repeated="4" table:default-cell-style-name="ce34"/>
        <table:table-column table:style-name="co5" table:default-cell-style-name="ce20"/>
        <table:table-row table:style-name="ro1">
          <table:table-cell table:style-name="ce20" office:value-type="string" calcext:value-type="string">
            <text:p>SEAN RYAN</text:p>
          </table:table-cell>
          <table:table-cell table:style-name="ce21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formula="of:=SUM([.C4:.I4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4">
          <table:table-cell/>
          <table:table-cell table:style-name="ce25" office:value-type="string" calcext:value-type="string">
            <text:p>HOURS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25" table:formula="of:=SUM([.C7:.I7])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37" table:number-columns-repeated="7"/>
          <table:table-cell table:style-name="ce25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4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9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45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27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 table:number-rows-repeated="2">
          <table:table-cell table:style-name="ce27"/>
          <table:table-cell table:style-name="ce22"/>
          <table:table-cell table:style-name="ce38"/>
          <table:table-cell table:style-name="ce27" table:number-columns-repeated="7"/>
        </table:table-row>
        <table:table-row table:style-name="ro1">
          <table:table-cell table:style-name="ce27"/>
          <table:table-cell table:style-name="ce22"/>
          <table:table-cell table:style-name="ce26"/>
          <table:table-cell table:style-name="ce27" table:number-columns-repeated="7"/>
        </table:table-row>
      </table:table>
      <table:table table:name="Alex Darwin" table:style-name="ta1">
        <table:table-column table:style-name="co15" table:default-cell-style-name="ce21"/>
        <table:table-column table:style-name="co5" table:default-cell-style-name="ce20"/>
        <table:table-column table:style-name="co5" table:number-columns-repeated="2" table:default-cell-style-name="ce34"/>
        <table:table-column table:style-name="co16" table:default-cell-style-name="ce34"/>
        <table:table-column table:style-name="co5" table:number-columns-repeated="4" table:default-cell-style-name="ce34"/>
        <table:table-column table:style-name="co5" table:default-cell-style-name="ce20"/>
        <table:table-row table:style-name="ro1">
          <table:table-cell table:style-name="ce20" office:value-type="string" calcext:value-type="string">
            <text:p>ALEX DARWIN</text:p>
          </table:table-cell>
          <table:table-cell table:style-name="ce21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style-name="ce35" table:number-columns-repeated="3"/>
          <table:table-cell table:formula="of:=SUM([.C4:.I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number-columns-repeated="5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25" table:formula="of:=SUM([.C7:.I7]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37" table:number-columns-repeated="7"/>
          <table:table-cell table:style-name="ce25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4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5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44"/>
        </table:table-row>
        <table:table-row table:style-name="ro1">
          <table:table-cell/>
          <table:table-cell table:style-name="ce25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5" office:value-type="string" calcext:value-type="string">
            <text:p>TUESDAY</text:p>
          </table:table-cell>
          <table:table-cell table:style-name="ce25" office:value-type="string" calcext:value-type="string">
            <text:p>WEDNESDAY</text:p>
          </table:table-cell>
          <table:table-cell table:style-name="ce25" office:value-type="string" calcext:value-type="string">
            <text:p>THURSDAY</text:p>
          </table:table-cell>
          <table:table-cell table:style-name="ce25" office:value-type="string" calcext:value-type="string">
            <text:p>FRIDAY</text:p>
          </table:table-cell>
          <table:table-cell table:style-name="ce25" office:value-type="string" calcext:value-type="string">
            <text:p>SATURDAY</text:p>
          </table:table-cell>
          <table:table-cell table:style-name="ce25" office:value-type="string" calcext:value-type="string">
            <text:p>SUNDAY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/>
          <table:table-cell table:style-name="ce25" office:value-type="string" calcext:value-type="string">
            <text:p>HOURS</text:p>
          </table:table-cell>
          <table:table-cell table:style-name="ce24" table:number-columns-repeated="7"/>
          <table:table-cell table:style-name="ce25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9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45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>
          <table:table-cell table:style-name="ce27"/>
          <table:table-cell table:style-name="ce22"/>
          <table:table-cell table:style-name="ce38" table:number-columns-repeated="7"/>
          <table:table-cell table:style-name="ce27"/>
        </table:table-row>
        <table:table-row table:style-name="ro1">
          <table:table-cell table:style-name="ce27"/>
          <table:table-cell table:style-name="ce22"/>
          <table:table-cell table:style-name="ce38"/>
          <table:table-cell table:style-name="ce22" table:number-columns-repeated="7"/>
        </table:table-row>
        <table:table-row table:style-name="ro1">
          <table:table-cell table:style-name="ce27"/>
          <table:table-cell table:style-name="ce22"/>
          <table:table-cell table:style-name="ce26" table:number-columns-repeated="7"/>
          <table:table-cell table:style-name="ce22"/>
        </table:table-row>
        <table:table-row table:style-name="ro1" table:number-rows-repeated="2">
          <table:table-cell table:style-name="ce27"/>
          <table:table-cell table:style-name="ce22"/>
          <table:table-cell table:style-name="ce38"/>
          <table:table-cell table:style-name="ce27" table:number-columns-repeated="7"/>
        </table:table-row>
        <table:table-row table:style-name="ro1">
          <table:table-cell table:style-name="ce27"/>
          <table:table-cell table:style-name="ce22"/>
          <table:table-cell table:style-name="ce26"/>
          <table:table-cell table:style-name="ce27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2:56:42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17S</meta:editing-duration>
    <meta:editing-cycles>17</meta:editing-cycles>
    <meta:generator>LibreOffice/6.0.3.2$Windows_X86_64 LibreOffice_project/8f48d515416608e3a835360314dac7e47fd0b821</meta:generator>
    <dc:date>2018-04-15T12:58:40.987000000</dc:date>
    <meta:document-statistic meta:table-count="4" meta:cell-count="628" meta:object-count="0"/>
    <meta:user-defined meta:name="Info 1"/>
    <meta:user-defined meta:name="Info 2"/>
    <meta:user-defined meta:name="Info 3"/>
    <meta:user-defined meta:name="Info 4"/>
  </office:meta>
</office:document-meta>
</file>